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.139in" fo:line-height="115%" style:text-autospace="none"/>
      <style:text-properties style:font-name="Calibri" fo:font-size="12pt" fo:language="en" fo:country="none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margin-top="0in" fo:margin-bottom="0.139in" fo:line-height="115%" style:text-autospace="none"/>
      <style:text-properties style:font-name="Calibri" fo:font-size="12pt" fo:language="en" fo:country="none" style:text-underline-style="none" fo:font-weight="bold" style:font-name-asian="Calibri" style:font-size-asian="12pt" style:font-weight-asian="bold" style:font-name-complex="Calibri" style:font-size-complex="12pt" style:font-weight-complex="bold"/>
    </style:style>
    <style:style style:name="P4" style:family="paragraph" style:parent-style-name="Standard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5" style:family="paragraph" style:parent-style-name="Standard">
      <style:text-properties style:font-name="Calibri" fo:font-size="12pt" fo:language="en" fo:country="none" style:font-name-asian="Calibri" style:font-size-asian="12pt" style:font-name-complex="Calibri" style:font-size-complex="12pt"/>
    </style:style>
    <style:style style:name="P6" style:family="paragraph" style:parent-style-name="Standard">
      <style:paragraph-properties fo:margin-top="0in" fo:margin-bottom="0.139in" fo:line-height="115%" style:text-autospace="none"/>
      <style:text-properties style:font-name="Calibri" fo:font-size="12pt" fo:language="en" fo:country="none" style:font-name-asian="Calibri" style:font-size-asian="12pt" style:font-name-complex="Calibri" style:font-size-complex="12pt"/>
    </style:style>
    <style:style style:name="P7" style:family="paragraph" style:parent-style-name="Standard">
      <style:paragraph-properties fo:margin-top="0in" fo:margin-bottom="0.139in" fo:line-height="115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.139in" fo:line-height="115%" style:text-autospace="none"/>
    </style:style>
    <style:style style:name="P9" style:family="paragraph">
      <style:text-properties fo:language="en" fo:country="none"/>
    </style:style>
    <style:style style:name="T1" style:family="text">
      <style:text-properties fo:language="en" fo:country="none"/>
    </style:style>
    <style:style style:name="T2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T3" style:family="text">
      <style:text-properties style:font-name="Calibri" fo:font-size="12pt" fo:language="en" fo:country="none" style:font-name-asian="Calibri" style:font-size-asian="12pt" style:font-name-complex="Calibri" style:font-size-complex="12pt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 <text:s/><text:span text:style-name="T5">NORMALIZATION</text:span></text:p>
      <text:p text:style-name="P2">**Normalization** is a technique of oraganizing the data into multiple realted tables, to minimize data redundancy </text:p>
      <text:p text:style-name="P2">*DATA REDUNDANCY* is repetation of data in multiple places which increases size of database</text:p>
      <text:p text:style-name="P2">and also gives issues like </text:p>
      <text:p text:style-name="P2">+ insertion anomaly: to insert redundant data for every new row is a a data insertion problem </text:p>
      <text:p text:style-name="P2">+ Deletion anomaly: loss of a related dataset when some other dataset is deleted</text:p>
      <text:p text:style-name="P2">+ Updation anomaly: data inconsistency that results from data redundancy and partial update</text:p>
      <text:p text:style-name="P2">*Example*:</text:p>
      <text:p text:style-name="P8"><text:span text:style-name="T3">we have a students table </text:span></text:p>
      <text:p text:style-name="P8"><text:span text:style-name="T3">*STUDENTS TABLE*</text:span></text:p>
      <text:p text:style-name="Standard"><text:span text:style-name="T3">| roll_no | name | Branch | hod(head of department) | office_tel |</text:span></text:p>
      <text:p text:style-name="P2">|----------|---------|-----------|-----------------------------------|--------------| <text:s/></text:p>
      <text:p text:style-name="Standard"><text:span text:style-name="T3">|1| Bruno mars|CSE|Mr.Ramanujam|53337| </text:span></text:p>
      <text:p text:style-name="Standard"><text:span text:style-name="T3"/></text:p>
      <text:p text:style-name="P8"><text:span text:style-name="T3">|2| Dennis|CSE|Mr.Ramanujam|53337|</text:span></text:p>
      <text:p text:style-name="P8"><text:span text:style-name="T3">|3|Bruce lee| CSE| Mr.Ramanujam|53337|</text:span></text:p>
      <text:p text:style-name="P5">|4|Michael Jackson|ECE|Mr.Druva|54447| </text:p>
      <text:p text:style-name="P2"/>
      <text:p text:style-name="P2">Whenever we add a new student to students table <text:s/>of samebranch,hod(head of department),office_tel keeps repeated</text:p>
      <text:p text:style-name="P2">To avoid This we partition the table into two tables one is <text:s/>students table and other is Branch table This is known as <text:s/>Normalization</text:p>
      <text:p text:style-name="P2">*STUDENTS TABLE* <text:s text:c="32"/></text:p>
      <text:p text:style-name="Standard"><text:span text:style-name="T3">| roll_no | name | </text:span><text:span text:style-name="T1">Branch</text:span><text:span text:style-name="T3"> | </text:span></text:p>
      <text:p>|----------|---------|------|</text:p>
      <text:p text:style-name="P5">|1| Bruno mars|CSE| </text:p>
      <text:p text:style-name="P5">|2| Dennis|CSE|</text:p>
      <text:p text:style-name="P5">|3|Bruce lee| CSE|</text:p>
      <text:p text:style-name="P2">|4|Michael Jackson|ECE|</text:p>
      <text:p text:style-name="P5"/>
      <text:p text:style-name="P5"><text:soft-page-break/>*BRANCH TABLE*</text:p>
      <text:p text:style-name="P5">| Branch | hod(head of department) | office_tel |</text:p>
      <text:p text:style-name="P5">|----------|---------|-----------|-----------------------------------|--------------| <text:s/></text:p>
      <text:p text:style-name="P5">|CSE|Mr.Ramanujam|53337| </text:p>
      <text:p text:style-name="P5">|CSE|Mr.Ramanujam|53337|</text:p>
      <text:p text:style-name="P5">| CSE|Mr.Ramanujam|53337|</text:p>
      <text:p text:style-name="P2">|ECE|Mr.Druva|54447| </text:p>
      <text:p text:style-name="P1">There are <text:s/>different types of Normalization</text:p>
      <text:p text:style-name="P1">+ *1NF* </text:p>
      <text:p text:style-name="P1">+ *2NF*</text:p>
      <text:p text:style-name="P1">+ *3NF* </text:p>
      <text:p text:style-name="P1"/>
      <text:p text:style-name="P1">*1NF( 1st Normal Form)*: Every Database should at least follow the <text:s/>1st Normal Form. There are few rules to satisfy 1NF</text:p>
      <text:p text:style-name="Standard"><text:span text:style-name="T2">+ Each Column should </text:span><text:span text:style-name="T1">contain</text:span><text:span text:style-name="T2"> atomic values</text:span></text:p>
      <text:p text:style-name="P4"/>
      <text:p text:style-name="Standard"><text:span text:style-name="T2">+ A column should contain </text:span><text:span text:style-name="T1">values</text:span><text:span text:style-name="T2"> that are of same data type</text:span></text:p>
      <text:p text:style-name="P4"/>
      <text:p text:style-name="Standard"><text:span text:style-name="T2">+ Each colum should Have a </text:span><text:span text:style-name="T1">unique</text:span><text:span text:style-name="T2"> name</text:span></text:p>
      <text:p text:style-name="P4"/>
      <text:p text:style-name="P1">+ Order in which data is saved doesn't matter</text:p>
      <text:p text:style-name="P1">*2NF(2nd<text:span text:style-name="T4"> <text:s/></text:span>Normal Form)*: For a table to be in <text:s/>2NF</text:p>
      <text:p text:style-name="P1">+ it should be in 1st Normal Form</text:p>
      <text:p text:style-name="P1">+ And, it should not Have any Partial Dependencies</text:p>
      <text:p text:style-name="P1">*Example*:we have a students table</text:p>
      <text:p text:style-name="P1"><text:span text:style-name="T6">*STUDENTS TABLE*</text:span></text:p>
      <text:p text:style-name="Standard"><text:span text:style-name="T2">| </text:span><text:span text:style-name="T1">student</text:span><text:span text:style-name="T2">_id</text:span><text:span text:style-name="T3">| name | Reg_no| Branch | address|</text:span></text:p>
      <text:p text:style-name="Standard"><text:span text:style-name="T1">|----------</text:span><text:span text:style-name="T3">|---------|-----------|-----------------------------------|--------------| <text:s/></text:span></text:p>
      <text:p text:style-name="P5">|1| Bruno mars|100|CSE|United states| </text:p>
      <text:p text:style-name="P5">|2| Dennis|101|CSE|New York|</text:p>
      <text:p text:style-name="P5">|3|Bruce lee| 102| CSE|Hong-kong|</text:p>
      <text:p text:style-name="P2">|4|Michael Jackson|103|ECE|United states| <text:s/></text:p>
      <text:p text:style-name="P1"><text:s/>Lets create subject table</text:p>
      <text:p text:style-name="P2"/>
      <text:p text:style-name="P2"><text:soft-page-break/>*SUBJECT TABLE*</text:p>
      <text:p text:style-name="Standard"><text:span text:style-name="T3">|</text:span><text:span text:style-name="T1">subject</text:span><text:span text:style-name="T3">_id|subject_name|</text:span></text:p>
      <text:p text:style-name="P5">|-------------|------------------| </text:p>
      <text:p text:style-name="P5">|1002|Maths|</text:p>
      <text:p text:style-name="P2"><text:s text:c="2"/></text:p>
      <text:p text:style-name="P1">Another table called scores table is created to save marks obtained by students in each subject</text:p>
      <text:p text:style-name="Standard">*SCORES TABLE*</text:p>
      <text:p text:style-name="Standard"/>
      <text:p text:style-name="Standard"/>
      <text:p text:style-name="Standard">| score_id<text:span text:style-name="T3"> |student_id | subject_id | marks| teacher|</text:span></text:p>
      <text:p text:style-name="P5">|----------|---------|-----------|-----------------------------------|--------------| <text:s/></text:p>
      <text:p text:style-name="Standard"><text:span text:style-name="T3">|1| 1000|1|85|</text:span><text:span text:style-name="T2">Mr. Vijay</text:span><text:span text:style-name="T3">| </text:span></text:p>
      <text:p text:style-name="P5">|2|1001|3|73|Mr.Anand|</text:p>
      <text:p text:style-name="P5">|3|1002| 2| 90|Mr.Ajay|</text:p>
      <text:p text:style-name="P2">|4|Michael Jackson|1003|4|Mr.Devendre| </text:p>
      <text:p text:style-name="P1">Here the primary key is student_id + subject_id.notice that teacher column only depends on subject_id but not on student_id <text:s/>this is called Partial Dependency and for a table to be in 2NF this should not exist.To avoid partial dependency Move teacher column to subject table</text:p>
      <text:p text:style-name="Standard"><text:span text:style-name="T3">*SUBJECT TABLE*</text:span></text:p>
      <text:p text:style-name="Standard"><text:span text:style-name="T3">|</text:span><text:span text:style-name="T1">subject</text:span><text:span text:style-name="T2">_id|subject_name|teacher|</text:span></text:p>
      <text:p text:style-name="Standard"><text:span text:style-name="T1">|--------------|------------------</text:span><text:span text:style-name="T2"> |----------| </text:span></text:p>
      <text:p text:style-name="Standard"><text:span text:style-name="T2">| | | | </text:span></text:p>
      <text:p text:style-name="Standard"><text:span text:style-name="T2"/></text:p>
      <text:p text:style-name="P1">*3NF(3<text:span text:style-name="T4">rd</text:span> Normal Form)* :For a table to be in 3NF</text:p>
      <text:p text:style-name="P1">+ it should be in 2NF</text:p>
      <text:p text:style-name="P1">+ it should not have Transitive Dependency</text:p>
      <text:p text:style-name="P1">lets continue our previous example</text:p>
      <text:p text:style-name="P1">in scores table add two more columns which are exam_name, total_marks</text:p>
      <text:p text:style-name="Standard"><text:span text:style-name="T2">*SCORES TABLE*</text:span></text:p>
      <text:p text:style-name="Standard"><text:span text:style-name="T2">|score_id|student_id|subject_id|marks|</text:span><text:span text:style-name="T1">exam</text:span><text:span text:style-name="T2">_name|total_marks|</text:span></text:p>
      <text:p text:style-name="Standard"><text:span text:style-name="T1">|-----------|--------------|--------------|--------|----------------|-----------------|</text:span></text:p>
      <text:p text:style-name="Standard"><text:span text:style-name="T1">| | | | | | |</text:span></text:p>
      <text:p text:style-name="Standard"><text:span text:style-name="T1"/></text:p>
      <text:p text:style-name="P1"/>
      <text:p text:style-name="P1">student_id+subject_id is the primary key in scores table.Here total_marks depends only on exam_name which is a non-key attribute.This is Transitive Dependency</text:p>
      <text:p text:style-name="P1">To satisfy 3NF Transitive Dependency should not exist. We make a new table exam where we take out <text:soft-page-break/>exam_name and total_marks from scores table and add in exam table so that we can remove transitive dependency</text:p>
      <text:p text:style-name="P1">*EXAM TABLE* </text:p>
      <text:p text:style-name="P1">|exam_name|total_marks| </text:p>
      <text:p text:style-name="P1">|----------------|----| </text:p>
      <text:p text:style-name="P1">| 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6T12:52:06.28</meta:creation-date>
    <dc:date>2019-02-27T13:49:08.25</dc:date>
    <meta:editing-duration>PT5H7M57S</meta:editing-duration>
    <meta:editing-cycles>14</meta:editing-cycles>
    <meta:generator>OpenOffice/4.1.3$Win32 OpenOffice.org_project/413m1$Build-9783</meta:generator>
    <meta:document-statistic meta:table-count="0" meta:image-count="0" meta:object-count="0" meta:page-count="4" meta:paragraph-count="86" meta:word-count="563" meta:character-count="4035"/>
  </office:meta>
</office:document-meta>
</file>